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5" style:family="paragraph" style:parent-style-name="Standard" style:list-style-name="WW8Num1"/>
    <style:style style:name="P6" style:family="paragraph" style:parent-style-name="Standard" style:list-style-name="WW8Num1">
      <style:text-properties style:text-underline-style="solid" style:text-underline-width="auto" style:text-underline-color="font-color"/>
    </style:style>
    <style:style style:name="T1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2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Standard"/>
      <text:p text:style-name="Standard"><text:span text:style-name="T1"><text:tab/></text:span><text:span text:style-name="T2">Description</text:span></text:p>
      <text:p text:style-name="Standard"/>
      <text:p text:style-name="P2"/>
      <text:p text:style-name="Standard"/>
      <text:p text:style-name="Standard"><text:span text:style-name="T1"><text:tab/></text:span><text:span text:style-name="T2">Niveau par race</text:span></text:p>
      <text:p text:style-name="Standard"/>
      <text:list xml:id="list40504716" text:style-name="WW8Num1">
        <text:list-item>
          <text:p text:style-name="P5">Humain : <text:tab/></text:p>
        </text:list-item>
      </text:list>
      <text:p text:style-name="Standard"><text:tab/></text:p>
      <text:list xml:id="list40564256" text:continue-numbering="true" text:style-name="WW8Num1">
        <text:list-item>
          <text:p text:style-name="P5">Morn : <text:tab/></text:p>
        </text:list-item>
      </text:list>
      <text:p text:style-name="Standard"><text:tab/></text:p>
      <text:list xml:id="list40554767" text:continue-numbering="true" text:style-name="WW8Num1">
        <text:list-item>
          <text:p text:style-name="P5">Elfe : <text:tab/><text:tab/></text:p>
        </text:list-item>
      </text:list>
      <text:p text:style-name="Standard"/>
      <text:list xml:id="list40565260" text:continue-numbering="true" text:style-name="WW8Num1">
        <text:list-item>
          <text:p text:style-name="P5">Nain : <text:tab/><text:tab/></text:p>
        </text:list-item>
      </text:list>
      <text:p text:style-name="Standard"/>
      <text:list xml:id="list40583211" text:continue-numbering="true" text:style-name="WW8Num1">
        <text:list-item>
          <text:p text:style-name="P5">Gobelin : <text:tab/></text:p>
        </text:list-item>
      </text:list>
      <text:p text:style-name="Standard"/>
      <text:list xml:id="list40574780" text:continue-numbering="true" text:style-name="WW8Num1">
        <text:list-item>
          <text:p text:style-name="P5">Agylis : <text:tab/></text:p>
        </text:list-item>
      </text:list>
      <text:p text:style-name="Standard"/>
      <text:p text:style-name="Standard"/>
      <text:p text:style-name="Standard"/>
      <text:p text:style-name="Standard"><text:span text:style-name="T1"><text:tab/></text:span><text:span text:style-name="T2">Caracteristiques par races</text:span></text:p>
      <text:p text:style-name="P1"/>
      <text:list xml:id="list40554411" text:continue-numbering="true" text:style-name="WW8Num1">
        <text:list-item>
          <text:p text:style-name="P6">Humain</text:p>
          <text:list>
            <text:list-item>
              <text:p text:style-name="P5">Force : <text:tab/></text:p>
            </text:list-item>
            <text:list-item>
              <text:p text:style-name="P5">Agilité : <text:tab/></text:p>
            </text:list-item>
            <text:list-item>
              <text:p text:style-name="P5">Endurance : <text:tab/></text:p>
            </text:list-item>
            <text:list-item>
              <text:p text:style-name="P5">Vitesse : <text:tab/></text:p>
            </text:list-item>
            <text:list-item>
              <text:p text:style-name="P5">Dextérité : <text:tab/></text:p>
            </text:list-item>
            <text:list-item>
              <text:p text:style-name="P5">Intelligence : <text:tab/></text:p>
            </text:list-item>
            <text:list-item>
              <text:p text:style-name="P5">Précision :<text:tab/></text:p>
            </text:list-item>
            <text:list-item>
              <text:p text:style-name="P5">Furtivité : <text:tab/></text:p>
            </text:list-item>
            <text:list-item>
              <text:p text:style-name="P5">Courage : <text:tab/></text:p>
            </text:list-item>
          </text:list>
        </text:list-item>
      </text:list>
      <text:p text:style-name="Standard"/>
      <text:list xml:id="list40562604" text:continue-numbering="true" text:style-name="WW8Num1">
        <text:list-item>
          <text:p text:style-name="P6">Morn</text:p>
          <text:list>
            <text:list-item>
              <text:p text:style-name="P5">Force : <text:tab/></text:p>
            </text:list-item>
            <text:list-item>
              <text:p text:style-name="P5">Agilité : <text:tab/></text:p>
            </text:list-item>
            <text:list-item>
              <text:p text:style-name="P5">Endurance : <text:tab/></text:p>
            </text:list-item>
            <text:list-item>
              <text:p text:style-name="P5">Vitesse : <text:tab/></text:p>
            </text:list-item>
            <text:list-item>
              <text:p text:style-name="P5">Dextérité : <text:tab/></text:p>
            </text:list-item>
            <text:list-item>
              <text:p text:style-name="P5">Intelligence : <text:tab/></text:p>
            </text:list-item>
            <text:list-item>
              <text:p text:style-name="P5">Précision :<text:tab/></text:p>
            </text:list-item>
            <text:list-item>
              <text:p text:style-name="P5">Furtivité : <text:tab/></text:p>
            </text:list-item>
            <text:list-item>
              <text:p text:style-name="P5">Courage : <text:tab/></text:p>
            </text:list-item>
          </text:list>
        </text:list-item>
      </text:list>
      <text:p text:style-name="Standard"/>
      <text:list xml:id="list40561972" text:continue-numbering="true" text:style-name="WW8Num1">
        <text:list-item>
          <text:p text:style-name="P6">Elfe</text:p>
          <text:list>
            <text:list-item>
              <text:p text:style-name="P5">Force : <text:tab/></text:p>
            </text:list-item>
            <text:list-item>
              <text:p text:style-name="P5">Agilité : <text:tab/></text:p>
            </text:list-item>
            <text:list-item>
              <text:p text:style-name="P5">Endurance : <text:tab/></text:p>
            </text:list-item>
            <text:list-item>
              <text:p text:style-name="P5"><text:soft-page-break/>Vitesse : <text:tab/></text:p>
            </text:list-item>
            <text:list-item>
              <text:p text:style-name="P5">Dextérité : <text:tab/></text:p>
            </text:list-item>
            <text:list-item>
              <text:p text:style-name="P5">Intelligence : <text:tab/></text:p>
            </text:list-item>
            <text:list-item>
              <text:p text:style-name="P5">Précision :<text:tab/></text:p>
            </text:list-item>
            <text:list-item>
              <text:p text:style-name="P5">Furtivité : <text:tab/></text:p>
            </text:list-item>
            <text:list-item>
              <text:p text:style-name="P5">Courage : <text:tab/></text:p>
            </text:list-item>
          </text:list>
        </text:list-item>
      </text:list>
      <text:p text:style-name="Standard"/>
      <text:list xml:id="list40552375" text:continue-numbering="true" text:style-name="WW8Num1">
        <text:list-item>
          <text:p text:style-name="P6">Nain</text:p>
          <text:list>
            <text:list-item>
              <text:p text:style-name="P5">Force : <text:tab/></text:p>
            </text:list-item>
            <text:list-item>
              <text:p text:style-name="P5">Agilité : <text:tab/></text:p>
            </text:list-item>
            <text:list-item>
              <text:p text:style-name="P5">Endurance : <text:tab/></text:p>
            </text:list-item>
            <text:list-item>
              <text:p text:style-name="P5">Vitesse : <text:tab/></text:p>
            </text:list-item>
            <text:list-item>
              <text:p text:style-name="P5">Dextérité : <text:tab/></text:p>
            </text:list-item>
            <text:list-item>
              <text:p text:style-name="P5">Intelligence : <text:tab/></text:p>
            </text:list-item>
            <text:list-item>
              <text:p text:style-name="P5">Précision : <text:tab/></text:p>
            </text:list-item>
            <text:list-item>
              <text:p text:style-name="P5">Furtivité : <text:tab/></text:p>
            </text:list-item>
            <text:list-item>
              <text:p text:style-name="P5">Courage : <text:tab/></text:p>
            </text:list-item>
          </text:list>
        </text:list-item>
      </text:list>
      <text:p text:style-name="Standard"/>
      <text:list xml:id="list40582102" text:continue-numbering="true" text:style-name="WW8Num1">
        <text:list-item>
          <text:p text:style-name="P6">Gobelin</text:p>
          <text:list>
            <text:list-item>
              <text:p text:style-name="P5">Force : <text:tab/></text:p>
            </text:list-item>
            <text:list-item>
              <text:p text:style-name="P5">Agilité : <text:tab/></text:p>
            </text:list-item>
            <text:list-item>
              <text:p text:style-name="P5">Endurance : <text:tab/></text:p>
            </text:list-item>
            <text:list-item>
              <text:p text:style-name="P5">Vitesse : <text:tab/></text:p>
            </text:list-item>
            <text:list-item>
              <text:p text:style-name="P5">Dextérité : <text:tab/></text:p>
            </text:list-item>
            <text:list-item>
              <text:p text:style-name="P5">Intelligence : <text:tab/></text:p>
            </text:list-item>
            <text:list-item>
              <text:p text:style-name="P5">Précision :<text:tab/></text:p>
            </text:list-item>
            <text:list-item>
              <text:p text:style-name="P5">Furtivité : <text:tab/></text:p>
            </text:list-item>
            <text:list-item>
              <text:p text:style-name="P5">Courage : <text:tab/></text:p>
            </text:list-item>
          </text:list>
        </text:list-item>
      </text:list>
      <text:p text:style-name="Standard"/>
      <text:list xml:id="list40574407" text:continue-numbering="true" text:style-name="WW8Num1">
        <text:list-item>
          <text:p text:style-name="P6">Agylis</text:p>
          <text:list>
            <text:list-item>
              <text:p text:style-name="P5">Force : <text:tab/></text:p>
            </text:list-item>
            <text:list-item>
              <text:p text:style-name="P5">Agilité : <text:tab/></text:p>
            </text:list-item>
            <text:list-item>
              <text:p text:style-name="P5">Endurance : <text:tab/></text:p>
            </text:list-item>
            <text:list-item>
              <text:p text:style-name="P5">Vitesse : <text:tab/></text:p>
            </text:list-item>
            <text:list-item>
              <text:p text:style-name="P5">Dextérité : <text:tab/></text:p>
            </text:list-item>
            <text:list-item>
              <text:p text:style-name="P5">Intelligence : <text:tab/></text:p>
            </text:list-item>
            <text:list-item>
              <text:p text:style-name="P5">Précision :<text:tab/></text:p>
            </text:list-item>
            <text:list-item>
              <text:p text:style-name="P5">Furtivité : <text:tab/></text:p>
            </text:list-item>
            <text:list-item>
              <text:p text:style-name="P5">Courage : <text:tab/></text:p>
            </text:list-item>
          </text:list>
        </text:list-item>
      </text:list>
      <text:p text:style-name="Standard"/>
      <text:p text:style-name="Standard"><text:span text:style-name="T1"><text:tab/></text:span><text:span text:style-name="T2">Attaques</text:span></text:p>
      <text:p text:style-name="Standard"/>
      <text:p text:style-name="Standard"/>
      <text:p text:style-name="Standard"/>
      <text:p text:style-name="Standard"><text:span text:style-name="T1"><text:tab/></text:span><text:span text:style-name="T2">Loot</text:span></text:p>
      <text:p text:style-name="Standard"/>
      <text:p text:style-name="Standard"/>
      <text:p text:style-name="Standard"><text:span text:style-name="T1"><text:tab/></text:span><text:span text:style-name="T2">Artworks</text:span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0" style:family="text">
      <style:text-properties style:font-name="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18M52S</meta:editing-duration>
    <meta:editing-cycles>6</meta:editing-cycles>
    <meta:generator>OpenOffice.org/3.2$Win32 OpenOffice.org_project/320m12$Build-9483</meta:generator>
    <dc:date>2012-06-06T20:43:01.58</dc:date>
    <meta:document-statistic meta:table-count="0" meta:image-count="0" meta:object-count="0" meta:page-count="2" meta:paragraph-count="74" meta:word-count="202" meta:character-count="943"/>
    <meta:user-defined meta:name="Info 1"/>
    <meta:user-defined meta:name="Info 2"/>
    <meta:user-defined meta:name="Info 3"/>
    <meta:user-defined meta:name="Info 4"/>
  </office:meta>
</office:document-meta>
</file>